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594c" officeooo:paragraph-rsid="0019594c"/>
    </style:style>
    <style:style style:name="P2" style:family="paragraph" style:parent-style-name="Standard">
      <style:text-properties officeooo:paragraph-rsid="0019594c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9594c" officeooo:paragraph-rsid="0019594c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19594c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2pt" officeooo:paragraph-rsid="0019594c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lf Learning Tool</text:p>
      <text:p text:style-name="P1"/>
      <text:p text:style-name="P1"><text:tab/>I am utilizing security testing tool OWASP ZAP 2.9.0 to identify any vulnerabilities within the website to prevent future attacks from hackers. I will be focusing on authentication credentials and potential hidden files within the websit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2" style:display-name="ListLabel 2" style:family="tex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4:45:57.740000000</meta:creation-date>
    <dc:date>2020-04-22T16:07:04.942000000</dc:date>
    <meta:editing-duration>PT49M32S</meta:editing-duration>
    <meta:editing-cycles>1</meta:editing-cycles>
    <meta:document-statistic meta:table-count="0" meta:image-count="0" meta:object-count="0" meta:page-count="1" meta:paragraph-count="2" meta:word-count="39" meta:character-count="258" meta:non-whitespace-character-count="220"/>
    <meta:generator>Trio_Office/6.2.8.2$Windows_x86 LibreOffice_project/</meta:generator>
  </office:meta>
</office:document-meta>
</file>